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d969e" officeooo:paragraph-rsid="000d969e"/>
    </style:style>
    <style:style style:name="P2" style:family="paragraph" style:parent-style-name="Standard">
      <style:text-properties officeooo:rsid="000de724" officeooo:paragraph-rsid="000de724"/>
    </style:style>
    <style:style style:name="P3" style:family="paragraph" style:parent-style-name="Standard">
      <style:text-properties officeooo:rsid="000ea551" officeooo:paragraph-rsid="000ea551"/>
    </style:style>
    <style:style style:name="P4" style:family="paragraph" style:parent-style-name="Standard">
      <style:text-properties officeooo:rsid="000ea551" officeooo:paragraph-rsid="000fd416"/>
    </style:style>
    <style:style style:name="P5" style:family="paragraph" style:parent-style-name="Standard">
      <style:text-properties officeooo:rsid="00118eeb" officeooo:paragraph-rsid="00118eeb"/>
    </style:style>
    <style:style style:name="P6" style:family="paragraph" style:parent-style-name="Standard">
      <style:text-properties officeooo:rsid="00128162" officeooo:paragraph-rsid="00128162"/>
    </style:style>
    <style:style style:name="T1" style:family="text">
      <style:text-properties officeooo:rsid="000d950d"/>
    </style:style>
    <style:style style:name="T2" style:family="text">
      <style:text-properties officeooo:rsid="000d969e"/>
    </style:style>
    <style:style style:name="T3" style:family="text">
      <style:text-properties officeooo:rsid="000fd416"/>
    </style:style>
    <style:style style:name="T4" style:family="text">
      <style:text-properties officeooo:rsid="00118eeb"/>
    </style:style>
    <style:style style:name="T5" style:family="text">
      <style:text-properties officeooo:rsid="001281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i 206 - Sept 12, 2018 <text:s text:c="3"/></text:p>
      <text:p text:style-name="Standard">Lecture 2</text:p>
      <text:p text:style-name="Standard"/>
      <text:p text:style-name="Standard">Momentum </text:p>
      <text:p text:style-name="Standard">- Tendency to continue moving in a certain direction</text:p>
      <text:p text:style-name="Standard">- more momentum tend to win collisions</text:p>
      <text:p text:style-name="Standard">- Momentum = mass x velocity</text:p>
      <text:p text:style-name="Standard">- <text:span text:style-name="T1">Elastic collisions are where no energy is lost</text:span></text:p>
      <text:p text:style-name="Standard">- <text:span text:style-name="T1">Inelastic collisions are where energy is lost to other forms (i.e heat)</text:span></text:p>
      <text:p text:style-name="Standard">- <text:span text:style-name="T1">Momentum has to be conserved</text:span></text:p>
      <text:p text:style-name="Standard">- <text:span text:style-name="T2">Friction resists motion</text:span></text:p>
      <text:p text:style-name="Standard">- <text:span text:style-name="T2">Force must be greater than friction force or acceleration to occur</text:span></text:p>
      <text:p text:style-name="Standard"/>
      <text:p text:style-name="P1">Friction </text:p>
      <text:p text:style-name="P1">- Static friction is the force upon a stationary object which keeps it in place</text:p>
      <text:p text:style-name="P1">- Kinetic Friction is the frictional force which acts when an object is in motion</text:p>
      <text:p text:style-name="P1">- Generally static friction is bigger than kinectic friction, as its harder to get the motion started.</text:p>
      <text:p text:style-name="P1">- Frictional forces typically generate heat</text:p>
      <text:p text:style-name="P2"/>
      <text:p text:style-name="P3">Circular Motion</text:p>
      <text:p text:style-name="P3">- Force is towards center of circle and velocity is perpendicular to force</text:p>
      <text:p text:style-name="P3">- F = mv^2/R</text:p>
      <text:p text:style-name="P3">- A larger radius y<text:span text:style-name="T3">eilds</text:span> a smaller for<text:span text:style-name="T3">f</text:span>ce</text:p>
      <text:p text:style-name="P3">- A larger velocity tields a larger force</text:p>
      <text:p text:style-name="P4">- <text:span text:style-name="T3">Torque is what actaully causes you to accelerate in a angular fashion.</text:span></text:p>
      <text:p text:style-name="P4"><text:span text:style-name="T3">- Torque is a product of force and distance from the center of rotation</text:span></text:p>
      <text:p text:style-name="P4">- <text:span text:style-name="T3">So,increasing the distance from the center results in a smaller force required to acheive a desired result such as removing a bolt with a longer wrench. Amount of work done is the same despite the increase distance, but work done by an idividual or acting force is less. </text:span></text:p>
      <text:p text:style-name="P4">- <text:span text:style-name="T4">Angular momentum is conserved and ensures objects undergoing circular motion spin upon the same axis</text:span></text:p>
      <text:p text:style-name="P4"/>
      <text:p text:style-name="P5">Circular motion <text:span text:style-name="T5">W</text:span>ater bucket example</text:p>
      <text:p text:style-name="P5">- If gravitional force is greater than that is required for circular motion, the water will fall out of the bucket.</text:p>
      <text:p text:style-name="P5">- If the gravitational force is smaller than that required for circular motion, the bucket will exert more force on the water to keep it moving in a circle.</text:p>
      <text:p text:style-name="P5"/>
      <text:p text:style-name="P6">Dishes Examples </text:p>
      <text:p text:style-name="P6">- Friction between cloth and dishes helps move the dishes.</text:p>
      <text:p text:style-name="P6">- If force is applied slowly, then the dishes will move with the coth</text:p>
      <text:p text:style-name="P6">- If force is applied fast, the dishes start to move due to frictional force, but its not applied for long period, so as soon as the dishes hit the table, kinetic fricion slows down the plat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7:41:15.120389456</meta:creation-date>
    <dc:date>2018-09-13T09:51:06.685766728</dc:date>
    <meta:editing-duration>PT8M31S</meta:editing-duration>
    <meta:editing-cycles>3</meta:editing-cycles>
    <meta:generator>LibreOffice/5.4.5.1$Linux_X86_64 LibreOffice_project/40m0$Build-1</meta:generator>
    <meta:document-statistic meta:table-count="0" meta:image-count="0" meta:object-count="0" meta:page-count="1" meta:paragraph-count="32" meta:word-count="374" meta:character-count="2064" meta:non-whitespace-character-count="1714"/>
  </office:meta>
</office:document-meta>
</file>